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09" calcext:value-type="float">
            <text:p>9,00E-06</text:p>
          </table:table-cell>
          <table:table-cell table:style-name="ce1" office:value-type="float" office:value="0.000006" calcext:value-type="float">
            <text:p>6,00E-06</text:p>
          </table:table-cell>
          <table:table-cell table:style-name="ce1" office:value-type="float" office:value="0.000005" calcext:value-type="float">
            <text:p>5,00E-06</text:p>
          </table:table-cell>
          <table:table-cell table:number-columns-repeated="2" table:style-name="ce1" office:value-type="float" office:value="0.000006" calcext:value-type="float">
            <text:p>6,00E-06</text:p>
          </table:table-cell>
          <table:table-cell table:number-columns-repeated="5" table:style-name="ce1" office:value-type="float" office:value="0.000005" calcext:value-type="float">
            <text:p>5,00E-06</text:p>
          </table:table-cell>
          <table:table-cell table:formula="of:=AVERAGE([.B2:.K2])" office:value-type="float" office:value="0.0000057" calcext:value-type="float">
            <text:p>5,70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9" calcext:value-type="float">
            <text:p>9,00E-06</text:p>
          </table:table-cell>
          <table:table-cell table:style-name="ce1" office:value-type="float" office:value="0.000003" calcext:value-type="float">
            <text:p>3,00E-06</text:p>
          </table:table-cell>
          <table:table-cell table:style-name="ce1" office:value-type="float" office:value="0.000002" calcext:value-type="float">
            <text:p>2,00E-06</text:p>
          </table:table-cell>
          <table:table-cell table:number-columns-repeated="6" table:style-name="ce1" office:value-type="float" office:value="0.000003" calcext:value-type="float">
            <text:p>3,00E-06</text:p>
          </table:table-cell>
          <table:table-cell table:style-name="ce1" office:value-type="float" office:value="0.000002" calcext:value-type="float">
            <text:p>2,00E-06</text:p>
          </table:table-cell>
          <table:table-cell table:formula="of:=AVERAGE([.B3:.K3])" office:value-type="float" office:value="0.0000034" calcext:value-type="float">
            <text:p>3,40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07" calcext:value-type="float">
            <text:p>7,00E-06</text:p>
          </table:table-cell>
          <table:table-cell table:style-name="ce1" office:value-type="float" office:value="0.000005" calcext:value-type="float">
            <text:p>5,00E-06</text:p>
          </table:table-cell>
          <table:table-cell table:number-columns-repeated="3" table:style-name="ce1" office:value-type="float" office:value="0.000004" calcext:value-type="float">
            <text:p>4,00E-06</text:p>
          </table:table-cell>
          <table:table-cell table:number-columns-repeated="2" table:style-name="ce1" office:value-type="float" office:value="0.000005" calcext:value-type="float">
            <text:p>5,00E-06</text:p>
          </table:table-cell>
          <table:table-cell table:number-columns-repeated="2" table:style-name="ce1" office:value-type="float" office:value="0.000004" calcext:value-type="float">
            <text:p>4,00E-06</text:p>
          </table:table-cell>
          <table:table-cell table:style-name="ce1" office:value-type="float" office:value="0.000005" calcext:value-type="float">
            <text:p>5,00E-06</text:p>
          </table:table-cell>
          <table:table-cell table:formula="of:=AVERAGE([.B4:.K4])" office:value-type="float" office:value="0.0000047" calcext:value-type="float">
            <text:p>4,70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1" calcext:value-type="float">
            <text:p>1,00E-05</text:p>
          </table:table-cell>
          <table:table-cell table:style-name="ce1" office:value-type="float" office:value="0.000009" calcext:value-type="float">
            <text:p>9,00E-06</text:p>
          </table:table-cell>
          <table:table-cell table:number-columns-repeated="7" table:style-name="ce1" office:value-type="float" office:value="0.000008" calcext:value-type="float">
            <text:p>8,00E-06</text:p>
          </table:table-cell>
          <table:table-cell table:style-name="ce1" office:value-type="float" office:value="0.000009" calcext:value-type="float">
            <text:p>9,00E-06</text:p>
          </table:table-cell>
          <table:table-cell table:formula="of:=AVERAGE([.B5:.K5])" office:value-type="float" office:value="0.0000084" calcext:value-type="float">
            <text:p>8,40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18" calcext:value-type="float">
            <text:p>1,80E-05</text:p>
          </table:table-cell>
          <table:table-cell table:number-columns-repeated="3" table:style-name="ce1" office:value-type="float" office:value="0.000015" calcext:value-type="float">
            <text:p>1,50E-05</text:p>
          </table:table-cell>
          <table:table-cell table:number-columns-repeated="3" table:style-name="ce1" office:value-type="float" office:value="0.000016" calcext:value-type="float">
            <text:p>1,60E-05</text:p>
          </table:table-cell>
          <table:table-cell table:number-columns-repeated="2" table:style-name="ce1" office:value-type="float" office:value="0.000015" calcext:value-type="float">
            <text:p>1,50E-05</text:p>
          </table:table-cell>
          <table:table-cell table:style-name="ce1" office:value-type="float" office:value="0.000016" calcext:value-type="float">
            <text:p>1,60E-05</text:p>
          </table:table-cell>
          <table:table-cell table:formula="of:=AVERAGE([.B6:.K6])" office:value-type="float" office:value="0.0000157" calcext:value-type="float">
            <text:p>1,57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4" calcext:value-type="float">
            <text:p>4,00E-05</text:p>
          </table:table-cell>
          <table:table-cell table:style-name="ce1" office:value-type="float" office:value="0.000038" calcext:value-type="float">
            <text:p>3,80E-05</text:p>
          </table:table-cell>
          <table:table-cell table:style-name="ce1" office:value-type="float" office:value="0.000039" calcext:value-type="float">
            <text:p>3,90E-05</text:p>
          </table:table-cell>
          <table:table-cell table:style-name="ce1" office:value-type="float" office:value="0.00004" calcext:value-type="float">
            <text:p>4,00E-05</text:p>
          </table:table-cell>
          <table:table-cell table:style-name="ce1" office:value-type="float" office:value="0.000035" calcext:value-type="float">
            <text:p>3,50E-05</text:p>
          </table:table-cell>
          <table:table-cell table:style-name="ce1" office:value-type="float" office:value="0.000031" calcext:value-type="float">
            <text:p>3,10E-05</text:p>
          </table:table-cell>
          <table:table-cell table:number-columns-repeated="4" table:style-name="ce1" office:value-type="float" office:value="0.00003" calcext:value-type="float">
            <text:p>3,00E-05</text:p>
          </table:table-cell>
          <table:table-cell table:formula="of:=AVERAGE([.B7:.K7])" office:value-type="float" office:value="0.0000343" calcext:value-type="float">
            <text:p>3,43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62" calcext:value-type="float">
            <text:p>6,20E-05</text:p>
          </table:table-cell>
          <table:table-cell table:number-columns-repeated="4" table:style-name="ce1" office:value-type="float" office:value="0.00006" calcext:value-type="float">
            <text:p>6,00E-05</text:p>
          </table:table-cell>
          <table:table-cell table:style-name="ce1" office:value-type="float" office:value="0.000059" calcext:value-type="float">
            <text:p>5,90E-05</text:p>
          </table:table-cell>
          <table:table-cell table:number-columns-repeated="4" table:style-name="ce1" office:value-type="float" office:value="0.00006" calcext:value-type="float">
            <text:p>6,00E-05</text:p>
          </table:table-cell>
          <table:table-cell table:formula="of:=AVERAGE([.B8:.K8])" office:value-type="float" office:value="0.0000601" calcext:value-type="float">
            <text:p>6,01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19" calcext:value-type="float">
            <text:p>0,000119</text:p>
          </table:table-cell>
          <table:table-cell table:number-columns-repeated="2" office:value-type="float" office:value="0.000118" calcext:value-type="float">
            <text:p>0,000118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00124" calcext:value-type="float">
            <text:p>0,000124</text:p>
          </table:table-cell>
          <table:table-cell table:formula="of:=AVERAGE([.B9:.K9])" office:value-type="float" office:value="0.000121" calcext:value-type="float">
            <text:p>1,21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37" calcext:value-type="float">
            <text:p>0,000237</text:p>
          </table:table-cell>
          <table:table-cell table:number-columns-repeated="2" office:value-type="float" office:value="0.000236" calcext:value-type="float">
            <text:p>0,000236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0.000236" calcext:value-type="float">
            <text:p>0,000236</text:p>
          </table:table-cell>
          <table:table-cell table:number-columns-repeated="2" office:value-type="float" office:value="0.000237" calcext:value-type="float">
            <text:p>0,000237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37" calcext:value-type="float">
            <text:p>0,000237</text:p>
          </table:table-cell>
          <table:table-cell table:formula="of:=AVERAGE([.B10:.K10])" office:value-type="float" office:value="0.00024" calcext:value-type="float">
            <text:p>2,4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471" calcext:value-type="float">
            <text:p>0,000471</text:p>
          </table:table-cell>
          <table:table-cell table:number-columns-repeated="2" office:value-type="float" office:value="0.000472" calcext:value-type="float">
            <text:p>0,000472</text:p>
          </table:table-cell>
          <table:table-cell office:value-type="float" office:value="0.000506" calcext:value-type="float">
            <text:p>0,000506</text:p>
          </table:table-cell>
          <table:table-cell table:number-columns-repeated="2" office:value-type="float" office:value="0.000473" calcext:value-type="float">
            <text:p>0,000473</text:p>
          </table:table-cell>
          <table:table-cell office:value-type="float" office:value="0.000472" calcext:value-type="float">
            <text:p>0,000472</text:p>
          </table:table-cell>
          <table:table-cell table:number-columns-repeated="2" office:value-type="float" office:value="0.000473" calcext:value-type="float">
            <text:p>0,000473</text:p>
          </table:table-cell>
          <table:table-cell table:formula="of:=AVERAGE([.B11:.K11])" office:value-type="float" office:value="0.0004759" calcext:value-type="float">
            <text:p>4,76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56" calcext:value-type="float">
            <text:p>0,000956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49" calcext:value-type="float">
            <text:p>0,000949</text:p>
          </table:table-cell>
          <table:table-cell office:value-type="float" office:value="0.000942" calcext:value-type="float">
            <text:p>0,000942</text:p>
          </table:table-cell>
          <table:table-cell table:formula="of:=AVERAGE([.B12:.K12])" office:value-type="float" office:value="0.0009451" calcext:value-type="float">
            <text:p>9,45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844" calcext:value-type="float">
            <text:p>0,001844</text:p>
          </table:table-cell>
          <table:table-cell office:value-type="float" office:value="0.001816" calcext:value-type="float">
            <text:p>0,001816</text:p>
          </table:table-cell>
          <table:table-cell office:value-type="float" office:value="0.001823" calcext:value-type="float">
            <text:p>0,001823</text:p>
          </table:table-cell>
          <table:table-cell office:value-type="float" office:value="0.001815" calcext:value-type="float">
            <text:p>0,001815</text:p>
          </table:table-cell>
          <table:table-cell office:value-type="float" office:value="0.001825" calcext:value-type="float">
            <text:p>0,001825</text:p>
          </table:table-cell>
          <table:table-cell office:value-type="float" office:value="0.001815" calcext:value-type="float">
            <text:p>0,001815</text:p>
          </table:table-cell>
          <table:table-cell office:value-type="float" office:value="0.001824" calcext:value-type="float">
            <text:p>0,001824</text:p>
          </table:table-cell>
          <table:table-cell table:number-columns-repeated="2" office:value-type="float" office:value="0.001816" calcext:value-type="float">
            <text:p>0,001816</text:p>
          </table:table-cell>
          <table:table-cell office:value-type="float" office:value="0.001846" calcext:value-type="float">
            <text:p>0,001846</text:p>
          </table:table-cell>
          <table:table-cell table:formula="of:=AVERAGE([.B13:.K13])" office:value-type="float" office:value="0.001824" calcext:value-type="float">
            <text:p>1,82E-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674" calcext:value-type="float">
            <text:p>0,003674</text:p>
          </table:table-cell>
          <table:table-cell office:value-type="float" office:value="0.003807" calcext:value-type="float">
            <text:p>0,003807</text:p>
          </table:table-cell>
          <table:table-cell office:value-type="float" office:value="0.003826" calcext:value-type="float">
            <text:p>0,003826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0.003513" calcext:value-type="float">
            <text:p>0,003513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.003513" calcext:value-type="float">
            <text:p>0,003513</text:p>
          </table:table-cell>
          <table:table-cell office:value-type="float" office:value="0.003514" calcext:value-type="float">
            <text:p>0,003514</text:p>
          </table:table-cell>
          <table:table-cell office:value-type="float" office:value="0.003444" calcext:value-type="float">
            <text:p>0,003444</text:p>
          </table:table-cell>
          <table:table-cell office:value-type="float" office:value="0.003393" calcext:value-type="float">
            <text:p>0,003393</text:p>
          </table:table-cell>
          <table:table-cell table:formula="of:=AVERAGE([.B14:.K14])" office:value-type="float" office:value="0.0035786" calcext:value-type="float">
            <text:p>3,58E-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77" calcext:value-type="float">
            <text:p>0,00677</text:p>
          </table:table-cell>
          <table:table-cell office:value-type="float" office:value="0.006494" calcext:value-type="float">
            <text:p>0,006494</text:p>
          </table:table-cell>
          <table:table-cell office:value-type="float" office:value="0.006334" calcext:value-type="float">
            <text:p>0,006334</text:p>
          </table:table-cell>
          <table:table-cell office:value-type="float" office:value="0.006173" calcext:value-type="float">
            <text:p>0,006173</text:p>
          </table:table-cell>
          <table:table-cell office:value-type="float" office:value="0.006302" calcext:value-type="float">
            <text:p>0,006302</text:p>
          </table:table-cell>
          <table:table-cell office:value-type="float" office:value="0.006027" calcext:value-type="float">
            <text:p>0,006027</text:p>
          </table:table-cell>
          <table:table-cell office:value-type="float" office:value="0.007444" calcext:value-type="float">
            <text:p>0,007444</text:p>
          </table:table-cell>
          <table:table-cell office:value-type="float" office:value="0.008408" calcext:value-type="float">
            <text:p>0,008408</text:p>
          </table:table-cell>
          <table:table-cell office:value-type="float" office:value="0.006599" calcext:value-type="float">
            <text:p>0,006599</text:p>
          </table:table-cell>
          <table:table-cell office:value-type="float" office:value="0.006196" calcext:value-type="float">
            <text:p>0,006196</text:p>
          </table:table-cell>
          <table:table-cell table:formula="of:=AVERAGE([.B15:.K15])" office:value-type="float" office:value="0.0066747" calcext:value-type="float">
            <text:p>6,67E-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62" calcext:value-type="float">
            <text:p>0,01362</text:p>
          </table:table-cell>
          <table:table-cell office:value-type="float" office:value="0.012019" calcext:value-type="float">
            <text:p>0,012019</text:p>
          </table:table-cell>
          <table:table-cell office:value-type="float" office:value="0.011658" calcext:value-type="float">
            <text:p>0,011658</text:p>
          </table:table-cell>
          <table:table-cell office:value-type="float" office:value="0.011443" calcext:value-type="float">
            <text:p>0,011443</text:p>
          </table:table-cell>
          <table:table-cell office:value-type="float" office:value="0.011418" calcext:value-type="float">
            <text:p>0,011418</text:p>
          </table:table-cell>
          <table:table-cell office:value-type="float" office:value="0.011475" calcext:value-type="float">
            <text:p>0,011475</text:p>
          </table:table-cell>
          <table:table-cell office:value-type="float" office:value="0.011404" calcext:value-type="float">
            <text:p>0,011404</text:p>
          </table:table-cell>
          <table:table-cell office:value-type="float" office:value="0.011373" calcext:value-type="float">
            <text:p>0,011373</text:p>
          </table:table-cell>
          <table:table-cell office:value-type="float" office:value="0.011244" calcext:value-type="float">
            <text:p>0,011244</text:p>
          </table:table-cell>
          <table:table-cell office:value-type="float" office:value="0.011205" calcext:value-type="float">
            <text:p>0,011205</text:p>
          </table:table-cell>
          <table:table-cell table:formula="of:=AVERAGE([.B16:.K16])" office:value-type="float" office:value="0.0116859" calcext:value-type="float">
            <text:p>1,17E-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435" calcext:value-type="float">
            <text:p>0,02435</text:p>
          </table:table-cell>
          <table:table-cell office:value-type="float" office:value="0.022657" calcext:value-type="float">
            <text:p>0,022657</text:p>
          </table:table-cell>
          <table:table-cell office:value-type="float" office:value="0.022746" calcext:value-type="float">
            <text:p>0,022746</text:p>
          </table:table-cell>
          <table:table-cell office:value-type="float" office:value="0.022511" calcext:value-type="float">
            <text:p>0,022511</text:p>
          </table:table-cell>
          <table:table-cell office:value-type="float" office:value="0.022408" calcext:value-type="float">
            <text:p>0,022408</text:p>
          </table:table-cell>
          <table:table-cell office:value-type="float" office:value="0.022467" calcext:value-type="float">
            <text:p>0,022467</text:p>
          </table:table-cell>
          <table:table-cell office:value-type="float" office:value="0.022441" calcext:value-type="float">
            <text:p>0,022441</text:p>
          </table:table-cell>
          <table:table-cell office:value-type="float" office:value="0.022468" calcext:value-type="float">
            <text:p>0,022468</text:p>
          </table:table-cell>
          <table:table-cell office:value-type="float" office:value="0.022549" calcext:value-type="float">
            <text:p>0,022549</text:p>
          </table:table-cell>
          <table:table-cell office:value-type="float" office:value="0.02241" calcext:value-type="float">
            <text:p>0,02241</text:p>
          </table:table-cell>
          <table:table-cell table:formula="of:=AVERAGE([.B17:.K17])" office:value-type="float" office:value="0.0227007" calcext:value-type="float">
            <text:p>2,27E-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7049" calcext:value-type="float">
            <text:p>0,047049</text:p>
          </table:table-cell>
          <table:table-cell office:value-type="float" office:value="0.046311" calcext:value-type="float">
            <text:p>0,046311</text:p>
          </table:table-cell>
          <table:table-cell office:value-type="float" office:value="0.045573" calcext:value-type="float">
            <text:p>0,045573</text:p>
          </table:table-cell>
          <table:table-cell office:value-type="float" office:value="0.045642" calcext:value-type="float">
            <text:p>0,045642</text:p>
          </table:table-cell>
          <table:table-cell office:value-type="float" office:value="0.04506" calcext:value-type="float">
            <text:p>0,04506</text:p>
          </table:table-cell>
          <table:table-cell office:value-type="float" office:value="0.04497" calcext:value-type="float">
            <text:p>0,04497</text:p>
          </table:table-cell>
          <table:table-cell office:value-type="float" office:value="0.045031" calcext:value-type="float">
            <text:p>0,045031</text:p>
          </table:table-cell>
          <table:table-cell office:value-type="float" office:value="0.044926" calcext:value-type="float">
            <text:p>0,044926</text:p>
          </table:table-cell>
          <table:table-cell office:value-type="float" office:value="0.045008" calcext:value-type="float">
            <text:p>0,045008</text:p>
          </table:table-cell>
          <table:table-cell office:value-type="float" office:value="0.044823" calcext:value-type="float">
            <text:p>0,044823</text:p>
          </table:table-cell>
          <table:table-cell table:formula="of:=AVERAGE([.B18:.K18])" office:value-type="float" office:value="0.0454393" calcext:value-type="float">
            <text:p>4,54E-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6145" calcext:value-type="float">
            <text:p>0,096145</text:p>
          </table:table-cell>
          <table:table-cell office:value-type="float" office:value="0.089874" calcext:value-type="float">
            <text:p>0,089874</text:p>
          </table:table-cell>
          <table:table-cell office:value-type="float" office:value="0.090865" calcext:value-type="float">
            <text:p>0,090865</text:p>
          </table:table-cell>
          <table:table-cell office:value-type="float" office:value="0.089941" calcext:value-type="float">
            <text:p>0,089941</text:p>
          </table:table-cell>
          <table:table-cell office:value-type="float" office:value="0.090783" calcext:value-type="float">
            <text:p>0,090783</text:p>
          </table:table-cell>
          <table:table-cell office:value-type="float" office:value="0.090191" calcext:value-type="float">
            <text:p>0,090191</text:p>
          </table:table-cell>
          <table:table-cell office:value-type="float" office:value="0.089928" calcext:value-type="float">
            <text:p>0,089928</text:p>
          </table:table-cell>
          <table:table-cell office:value-type="float" office:value="0.090188" calcext:value-type="float">
            <text:p>0,090188</text:p>
          </table:table-cell>
          <table:table-cell office:value-type="float" office:value="0.090763" calcext:value-type="float">
            <text:p>0,090763</text:p>
          </table:table-cell>
          <table:table-cell office:value-type="float" office:value="0.090576" calcext:value-type="float">
            <text:p>0,090576</text:p>
          </table:table-cell>
          <table:table-cell table:formula="of:=AVERAGE([.B19:.K19])" office:value-type="float" office:value="0.0909254" calcext:value-type="float">
            <text:p>9,09E-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565" calcext:value-type="float">
            <text:p>0,18565</text:p>
          </table:table-cell>
          <table:table-cell office:value-type="float" office:value="0.180101" calcext:value-type="float">
            <text:p>0,180101</text:p>
          </table:table-cell>
          <table:table-cell office:value-type="float" office:value="0.182254" calcext:value-type="float">
            <text:p>0,182254</text:p>
          </table:table-cell>
          <table:table-cell office:value-type="float" office:value="0.179981" calcext:value-type="float">
            <text:p>0,179981</text:p>
          </table:table-cell>
          <table:table-cell office:value-type="float" office:value="0.179669" calcext:value-type="float">
            <text:p>0,179669</text:p>
          </table:table-cell>
          <table:table-cell office:value-type="float" office:value="0.179875" calcext:value-type="float">
            <text:p>0,179875</text:p>
          </table:table-cell>
          <table:table-cell office:value-type="float" office:value="0.182301" calcext:value-type="float">
            <text:p>0,182301</text:p>
          </table:table-cell>
          <table:table-cell office:value-type="float" office:value="0.179715" calcext:value-type="float">
            <text:p>0,179715</text:p>
          </table:table-cell>
          <table:table-cell office:value-type="float" office:value="0.179619" calcext:value-type="float">
            <text:p>0,179619</text:p>
          </table:table-cell>
          <table:table-cell office:value-type="float" office:value="0.181206" calcext:value-type="float">
            <text:p>0,181206</text:p>
          </table:table-cell>
          <table:table-cell table:formula="of:=AVERAGE([.B20:.K20])" office:value-type="float" office:value="0.1810371" calcext:value-type="float">
            <text:p>1,81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1465" calcext:value-type="float">
            <text:p>0,361465</text:p>
          </table:table-cell>
          <table:table-cell office:value-type="float" office:value="0.36128" calcext:value-type="float">
            <text:p>0,36128</text:p>
          </table:table-cell>
          <table:table-cell office:value-type="float" office:value="0.364412" calcext:value-type="float">
            <text:p>0,364412</text:p>
          </table:table-cell>
          <table:table-cell office:value-type="float" office:value="0.361548" calcext:value-type="float">
            <text:p>0,361548</text:p>
          </table:table-cell>
          <table:table-cell office:value-type="float" office:value="0.360662" calcext:value-type="float">
            <text:p>0,360662</text:p>
          </table:table-cell>
          <table:table-cell office:value-type="float" office:value="0.366315" calcext:value-type="float">
            <text:p>0,366315</text:p>
          </table:table-cell>
          <table:table-cell office:value-type="float" office:value="0.361383" calcext:value-type="float">
            <text:p>0,361383</text:p>
          </table:table-cell>
          <table:table-cell office:value-type="float" office:value="0.361182" calcext:value-type="float">
            <text:p>0,361182</text:p>
          </table:table-cell>
          <table:table-cell office:value-type="float" office:value="0.364357" calcext:value-type="float">
            <text:p>0,364357</text:p>
          </table:table-cell>
          <table:table-cell office:value-type="float" office:value="0.361806" calcext:value-type="float">
            <text:p>0,361806</text:p>
          </table:table-cell>
          <table:table-cell table:formula="of:=AVERAGE([.B21:.K21])" office:value-type="float" office:value="0.362441" calcext:value-type="float">
            <text:p>3,62E-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29248" calcext:value-type="float">
            <text:p>0,729248</text:p>
          </table:table-cell>
          <table:table-cell office:value-type="float" office:value="0.723851" calcext:value-type="float">
            <text:p>0,723851</text:p>
          </table:table-cell>
          <table:table-cell office:value-type="float" office:value="0.720877" calcext:value-type="float">
            <text:p>0,720877</text:p>
          </table:table-cell>
          <table:table-cell office:value-type="float" office:value="0.720215" calcext:value-type="float">
            <text:p>0,720215</text:p>
          </table:table-cell>
          <table:table-cell office:value-type="float" office:value="0.719702" calcext:value-type="float">
            <text:p>0,719702</text:p>
          </table:table-cell>
          <table:table-cell office:value-type="float" office:value="0.717902" calcext:value-type="float">
            <text:p>0,717902</text:p>
          </table:table-cell>
          <table:table-cell office:value-type="float" office:value="0.720047" calcext:value-type="float">
            <text:p>0,720047</text:p>
          </table:table-cell>
          <table:table-cell office:value-type="float" office:value="0.718853" calcext:value-type="float">
            <text:p>0,718853</text:p>
          </table:table-cell>
          <table:table-cell office:value-type="float" office:value="0.718532" calcext:value-type="float">
            <text:p>0,718532</text:p>
          </table:table-cell>
          <table:table-cell office:value-type="float" office:value="0.718848" calcext:value-type="float">
            <text:p>0,718848</text:p>
          </table:table-cell>
          <table:table-cell table:formula="of:=AVERAGE([.B22:.K22])" office:value-type="float" office:value="0.7208075" calcext:value-type="float">
            <text:p>7,21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527" calcext:value-type="float">
            <text:p>1,4527</text:p>
          </table:table-cell>
          <table:table-cell office:value-type="float" office:value="1.43861" calcext:value-type="float">
            <text:p>1,43861</text:p>
          </table:table-cell>
          <table:table-cell office:value-type="float" office:value="1.4374" calcext:value-type="float">
            <text:p>1,4374</text:p>
          </table:table-cell>
          <table:table-cell office:value-type="float" office:value="1.43704" calcext:value-type="float">
            <text:p>1,43704</text:p>
          </table:table-cell>
          <table:table-cell office:value-type="float" office:value="1.43681" calcext:value-type="float">
            <text:p>1,43681</text:p>
          </table:table-cell>
          <table:table-cell office:value-type="float" office:value="1.43752" calcext:value-type="float">
            <text:p>1,43752</text:p>
          </table:table-cell>
          <table:table-cell office:value-type="float" office:value="1.43704" calcext:value-type="float">
            <text:p>1,43704</text:p>
          </table:table-cell>
          <table:table-cell office:value-type="float" office:value="1.44063" calcext:value-type="float">
            <text:p>1,44063</text:p>
          </table:table-cell>
          <table:table-cell office:value-type="float" office:value="1.43899" calcext:value-type="float">
            <text:p>1,43899</text:p>
          </table:table-cell>
          <table:table-cell office:value-type="float" office:value="1.43705" calcext:value-type="float">
            <text:p>1,43705</text:p>
          </table:table-cell>
          <table:table-cell table:formula="of:=AVERAGE([.B23:.K23])" office:value-type="float" office:value="1.439379" calcext:value-type="float">
            <text:p>1,44E+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0204" calcext:value-type="float">
            <text:p>2,90204</text:p>
          </table:table-cell>
          <table:table-cell office:value-type="float" office:value="2.88076" calcext:value-type="float">
            <text:p>2,88076</text:p>
          </table:table-cell>
          <table:table-cell office:value-type="float" office:value="2.88237" calcext:value-type="float">
            <text:p>2,88237</text:p>
          </table:table-cell>
          <table:table-cell office:value-type="float" office:value="2.88484" calcext:value-type="float">
            <text:p>2,88484</text:p>
          </table:table-cell>
          <table:table-cell office:value-type="float" office:value="2.88248" calcext:value-type="float">
            <text:p>2,88248</text:p>
          </table:table-cell>
          <table:table-cell office:value-type="float" office:value="2.87675" calcext:value-type="float">
            <text:p>2,87675</text:p>
          </table:table-cell>
          <table:table-cell office:value-type="float" office:value="2.8778" calcext:value-type="float">
            <text:p>2,8778</text:p>
          </table:table-cell>
          <table:table-cell office:value-type="float" office:value="2.87826" calcext:value-type="float">
            <text:p>2,87826</text:p>
          </table:table-cell>
          <table:table-cell office:value-type="float" office:value="2.87554" calcext:value-type="float">
            <text:p>2,87554</text:p>
          </table:table-cell>
          <table:table-cell office:value-type="float" office:value="2.87625" calcext:value-type="float">
            <text:p>2,87625</text:p>
          </table:table-cell>
          <table:table-cell table:formula="of:=AVERAGE([.B24:.K24])" office:value-type="float" office:value="2.881709" calcext:value-type="float">
            <text:p>2,88E+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78007" calcext:value-type="float">
            <text:p>5,78007</text:p>
          </table:table-cell>
          <table:table-cell office:value-type="float" office:value="5.76053" calcext:value-type="float">
            <text:p>5,76053</text:p>
          </table:table-cell>
          <table:table-cell office:value-type="float" office:value="5.75572" calcext:value-type="float">
            <text:p>5,75572</text:p>
          </table:table-cell>
          <table:table-cell office:value-type="float" office:value="5.75955" calcext:value-type="float">
            <text:p>5,75955</text:p>
          </table:table-cell>
          <table:table-cell office:value-type="float" office:value="5.75371" calcext:value-type="float">
            <text:p>5,75371</text:p>
          </table:table-cell>
          <table:table-cell office:value-type="float" office:value="5.75507" calcext:value-type="float">
            <text:p>5,75507</text:p>
          </table:table-cell>
          <table:table-cell office:value-type="float" office:value="5.76664" calcext:value-type="float">
            <text:p>5,76664</text:p>
          </table:table-cell>
          <table:table-cell office:value-type="float" office:value="5.76493" calcext:value-type="float">
            <text:p>5,76493</text:p>
          </table:table-cell>
          <table:table-cell office:value-type="float" office:value="5.7559" calcext:value-type="float">
            <text:p>5,7559</text:p>
          </table:table-cell>
          <table:table-cell office:value-type="float" office:value="5.75486" calcext:value-type="float">
            <text:p>5,75486</text:p>
          </table:table-cell>
          <table:table-cell table:formula="of:=AVERAGE([.B25:.K25])" office:value-type="float" office:value="5.760698" calcext:value-type="float">
            <text:p>5,76E+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5405" calcext:value-type="float">
            <text:p>11,5405</text:p>
          </table:table-cell>
          <table:table-cell office:value-type="float" office:value="11.4994" calcext:value-type="float">
            <text:p>11,4994</text:p>
          </table:table-cell>
          <table:table-cell table:number-columns-repeated="2" office:value-type="float" office:value="11.5034" calcext:value-type="float">
            <text:p>11,5034</text:p>
          </table:table-cell>
          <table:table-cell office:value-type="float" office:value="11.4999" calcext:value-type="float">
            <text:p>11,4999</text:p>
          </table:table-cell>
          <table:table-cell office:value-type="float" office:value="11.5164" calcext:value-type="float">
            <text:p>11,5164</text:p>
          </table:table-cell>
          <table:table-cell office:value-type="float" office:value="11.5149" calcext:value-type="float">
            <text:p>11,5149</text:p>
          </table:table-cell>
          <table:table-cell office:value-type="float" office:value="11.5061" calcext:value-type="float">
            <text:p>11,5061</text:p>
          </table:table-cell>
          <table:table-cell office:value-type="float" office:value="11.5077" calcext:value-type="float">
            <text:p>11,5077</text:p>
          </table:table-cell>
          <table:table-cell office:value-type="float" office:value="11.5084" calcext:value-type="float">
            <text:p>11,5084</text:p>
          </table:table-cell>
          <table:table-cell table:formula="of:=AVERAGE([.B26:.K26])" office:value-type="float" office:value="11.51001" calcext:value-type="float">
            <text:p>1,15E+01</text:p>
          </table:table-cell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07" calcext:value-type="float">
            <text:p>7,00E-06</text:p>
          </table:table-cell>
          <table:table-cell table:number-columns-repeated="2" table:style-name="ce1" office:value-type="float" office:value="0.000005" calcext:value-type="float">
            <text:p>5,00E-06</text:p>
          </table:table-cell>
          <table:table-cell table:number-columns-repeated="3" table:style-name="ce1" office:value-type="float" office:value="0.000004" calcext:value-type="float">
            <text:p>4,00E-06</text:p>
          </table:table-cell>
          <table:table-cell table:number-columns-repeated="2" table:style-name="ce1" office:value-type="float" office:value="0.000005" calcext:value-type="float">
            <text:p>5,00E-06</text:p>
          </table:table-cell>
          <table:table-cell table:style-name="ce1" office:value-type="float" office:value="0.000003" calcext:value-type="float">
            <text:p>3,00E-06</text:p>
          </table:table-cell>
          <table:table-cell table:style-name="ce1" office:value-type="float" office:value="0.000004" calcext:value-type="float">
            <text:p>4,00E-06</text:p>
          </table:table-cell>
          <table:table-cell table:formula="of:=AVERAGE([.B30:.K30])" office:value-type="float" office:value="0.0000046" calcext:value-type="float">
            <text:p>4,60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3" calcext:value-type="float">
            <text:p>3,00E-06</text:p>
          </table:table-cell>
          <table:table-cell table:number-columns-repeated="2" table:style-name="ce1" office:value-type="float" office:value="0.000001" calcext:value-type="float">
            <text:p>1,00E-06</text:p>
          </table:table-cell>
          <table:table-cell table:style-name="ce1" office:value-type="float" office:value="0.000002" calcext:value-type="float">
            <text:p>2,00E-06</text:p>
          </table:table-cell>
          <table:table-cell table:style-name="ce1" office:value-type="float" office:value="0.000001" calcext:value-type="float">
            <text:p>1,00E-06</text:p>
          </table:table-cell>
          <table:table-cell table:style-name="ce1" office:value-type="float" office:value="0.000002" calcext:value-type="float">
            <text:p>2,00E-06</text:p>
          </table:table-cell>
          <table:table-cell table:style-name="ce1" office:value-type="float" office:value="0.000001" calcext:value-type="float">
            <text:p>1,00E-06</text:p>
          </table:table-cell>
          <table:table-cell table:style-name="ce1" office:value-type="float" office:value="0.000002" calcext:value-type="float">
            <text:p>2,00E-06</text:p>
          </table:table-cell>
          <table:table-cell table:style-name="ce1" office:value-type="float" office:value="0.000001" calcext:value-type="float">
            <text:p>1,00E-06</text:p>
          </table:table-cell>
          <table:table-cell table:style-name="ce1" office:value-type="float" office:value="0.000002" calcext:value-type="float">
            <text:p>2,00E-06</text:p>
          </table:table-cell>
          <table:table-cell table:formula="of:=AVERAGE([.B31:.K31])" office:value-type="float" office:value="0.0000016" calcext:value-type="float">
            <text:p>1,60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04" calcext:value-type="float">
            <text:p>4,00E-06</text:p>
          </table:table-cell>
          <table:table-cell table:number-columns-repeated="2" table:style-name="ce1" office:value-type="float" office:value="0.000003" calcext:value-type="float">
            <text:p>3,00E-06</text:p>
          </table:table-cell>
          <table:table-cell table:style-name="ce1" office:value-type="float" office:value="0.000002" calcext:value-type="float">
            <text:p>2,00E-06</text:p>
          </table:table-cell>
          <table:table-cell table:style-name="ce1" office:value-type="float" office:value="0.000003" calcext:value-type="float">
            <text:p>3,00E-06</text:p>
          </table:table-cell>
          <table:table-cell table:style-name="ce1" office:value-type="float" office:value="0.000002" calcext:value-type="float">
            <text:p>2,00E-06</text:p>
          </table:table-cell>
          <table:table-cell table:style-name="ce1" office:value-type="float" office:value="0.000003" calcext:value-type="float">
            <text:p>3,00E-06</text:p>
          </table:table-cell>
          <table:table-cell table:number-columns-repeated="3" table:style-name="ce1" office:value-type="float" office:value="0.000002" calcext:value-type="float">
            <text:p>2,00E-06</text:p>
          </table:table-cell>
          <table:table-cell table:formula="of:=AVERAGE([.B32:.K32])" office:value-type="float" office:value="0.0000026" calcext:value-type="float">
            <text:p>2,60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5" calcext:value-type="float">
            <text:p>5,00E-06</text:p>
          </table:table-cell>
          <table:table-cell table:number-columns-repeated="4" table:style-name="ce1" office:value-type="float" office:value="0.000003" calcext:value-type="float">
            <text:p>3,00E-06</text:p>
          </table:table-cell>
          <table:table-cell table:number-columns-repeated="3" table:style-name="ce1" office:value-type="float" office:value="0.000004" calcext:value-type="float">
            <text:p>4,00E-06</text:p>
          </table:table-cell>
          <table:table-cell table:number-columns-repeated="2" table:style-name="ce1" office:value-type="float" office:value="0.000003" calcext:value-type="float">
            <text:p>3,00E-06</text:p>
          </table:table-cell>
          <table:table-cell table:formula="of:=AVERAGE([.B33:.K33])" office:value-type="float" office:value="0.0000035" calcext:value-type="float">
            <text:p>3,50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1" office:value-type="float" office:value="0.000007" calcext:value-type="float">
            <text:p>7,00E-06</text:p>
          </table:table-cell>
          <table:table-cell table:number-columns-repeated="8" table:style-name="ce1" office:value-type="float" office:value="0.000006" calcext:value-type="float">
            <text:p>6,00E-06</text:p>
          </table:table-cell>
          <table:table-cell table:formula="of:=AVERAGE([.B34:.K34])" office:value-type="float" office:value="0.0000062" calcext:value-type="float">
            <text:p>6,20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13" calcext:value-type="float">
            <text:p>1,30E-05</text:p>
          </table:table-cell>
          <table:table-cell table:number-columns-repeated="9" table:style-name="ce1" office:value-type="float" office:value="0.000011" calcext:value-type="float">
            <text:p>1,10E-05</text:p>
          </table:table-cell>
          <table:table-cell table:formula="of:=AVERAGE([.B35:.K35])" office:value-type="float" office:value="0.0000112" calcext:value-type="float">
            <text:p>1,12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23" calcext:value-type="float">
            <text:p>2,30E-05</text:p>
          </table:table-cell>
          <table:table-cell table:number-columns-repeated="2" table:style-name="ce1" office:value-type="float" office:value="0.000022" calcext:value-type="float">
            <text:p>2,20E-05</text:p>
          </table:table-cell>
          <table:table-cell table:style-name="ce1" office:value-type="float" office:value="0.000034" calcext:value-type="float">
            <text:p>3,40E-05</text:p>
          </table:table-cell>
          <table:table-cell table:style-name="ce1" office:value-type="float" office:value="0.000028" calcext:value-type="float">
            <text:p>2,80E-05</text:p>
          </table:table-cell>
          <table:table-cell table:style-name="ce1" office:value-type="float" office:value="0.000027" calcext:value-type="float">
            <text:p>2,70E-05</text:p>
          </table:table-cell>
          <table:table-cell table:style-name="ce1" office:value-type="float" office:value="0.000029" calcext:value-type="float">
            <text:p>2,90E-05</text:p>
          </table:table-cell>
          <table:table-cell table:style-name="ce1" office:value-type="float" office:value="0.000028" calcext:value-type="float">
            <text:p>2,80E-05</text:p>
          </table:table-cell>
          <table:table-cell table:number-columns-repeated="2" table:style-name="ce1" office:value-type="float" office:value="0.000025" calcext:value-type="float">
            <text:p>2,50E-05</text:p>
          </table:table-cell>
          <table:table-cell table:formula="of:=AVERAGE([.B36:.K36])" office:value-type="float" office:value="0.0000263" calcext:value-type="float">
            <text:p>2,63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00044" calcext:value-type="float">
            <text:p>4,40E-05</text:p>
          </table:table-cell>
          <table:table-cell table:number-columns-repeated="3" table:style-name="ce1" office:value-type="float" office:value="0.000043" calcext:value-type="float">
            <text:p>4,30E-05</text:p>
          </table:table-cell>
          <table:table-cell table:style-name="ce1" office:value-type="float" office:value="0.000042" calcext:value-type="float">
            <text:p>4,20E-05</text:p>
          </table:table-cell>
          <table:table-cell table:style-name="ce1" office:value-type="float" office:value="0.000041" calcext:value-type="float">
            <text:p>4,10E-05</text:p>
          </table:table-cell>
          <table:table-cell table:number-columns-repeated="4" table:style-name="ce1" office:value-type="float" office:value="0.000042" calcext:value-type="float">
            <text:p>4,20E-05</text:p>
          </table:table-cell>
          <table:table-cell table:formula="of:=AVERAGE([.B37:.K37])" office:value-type="float" office:value="0.0000424" calcext:value-type="float">
            <text:p>4,24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1" office:value-type="float" office:value="0.000085" calcext:value-type="float">
            <text:p>8,50E-05</text:p>
          </table:table-cell>
          <table:table-cell table:number-columns-repeated="8" table:style-name="ce1" office:value-type="float" office:value="0.000083" calcext:value-type="float">
            <text:p>8,30E-05</text:p>
          </table:table-cell>
          <table:table-cell table:formula="of:=AVERAGE([.B38:.K38])" office:value-type="float" office:value="0.0000834" calcext:value-type="float">
            <text:p>8,34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6" calcext:value-type="float">
            <text:p>0,000166</text:p>
          </table:table-cell>
          <table:table-cell table:number-columns-repeated="3" office:value-type="float" office:value="0.000165" calcext:value-type="float">
            <text:p>0,000165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66" calcext:value-type="float">
            <text:p>0,000166</text:p>
          </table:table-cell>
          <table:table-cell table:formula="of:=AVERAGE([.B39:.K39])" office:value-type="float" office:value="0.0001695" calcext:value-type="float">
            <text:p>1,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3" calcext:value-type="float">
            <text:p>0,00033</text:p>
          </table:table-cell>
          <table:table-cell table:number-columns-repeated="2" office:value-type="float" office:value="0.000331" calcext:value-type="float">
            <text:p>0,000331</text:p>
          </table:table-cell>
          <table:table-cell table:number-columns-repeated="2" office:value-type="float" office:value="0.00033" calcext:value-type="float">
            <text:p>0,00033</text:p>
          </table:table-cell>
          <table:table-cell table:number-columns-repeated="2" office:value-type="float" office:value="0.000331" calcext:value-type="float">
            <text:p>0,000331</text:p>
          </table:table-cell>
          <table:table-cell office:value-type="float" office:value="0.000332" calcext:value-type="float">
            <text:p>0,000332</text:p>
          </table:table-cell>
          <table:table-cell table:formula="of:=AVERAGE([.B40:.K40])" office:value-type="float" office:value="0.0003376" calcext:value-type="float">
            <text:p>3,38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0659" calcext:value-type="float">
            <text:p>0,000659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0.000806" calcext:value-type="float">
            <text:p>0,000806</text:p>
          </table:table-cell>
          <table:table-cell office:value-type="float" office:value="0.000951" calcext:value-type="float">
            <text:p>0,000951</text:p>
          </table:table-cell>
          <table:table-cell office:value-type="float" office:value="0.000659" calcext:value-type="float">
            <text:p>0,000659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0659" calcext:value-type="float">
            <text:p>0,000659</text:p>
          </table:table-cell>
          <table:table-cell table:formula="of:=AVERAGE([.B41:.K41])" office:value-type="float" office:value="0.0007332" calcext:value-type="float">
            <text:p>7,33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316" calcext:value-type="float">
            <text:p>0,001316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198" calcext:value-type="float">
            <text:p>0,001198</text:p>
          </table:table-cell>
          <table:table-cell table:number-columns-repeated="2" office:value-type="float" office:value="0.001173" calcext:value-type="float">
            <text:p>0,001173</text:p>
          </table:table-cell>
          <table:table-cell office:value-type="float" office:value="0.001238" calcext:value-type="float">
            <text:p>0,001238</text:p>
          </table:table-cell>
          <table:table-cell table:number-columns-repeated="2" office:value-type="float" office:value="0.001197" calcext:value-type="float">
            <text:p>0,00119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196" calcext:value-type="float">
            <text:p>0,001196</text:p>
          </table:table-cell>
          <table:table-cell table:formula="of:=AVERAGE([.B42:.K42])" office:value-type="float" office:value="0.0012248" calcext:value-type="float">
            <text:p>1,22E-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2361" calcext:value-type="float">
            <text:p>0,002361</text:p>
          </table:table-cell>
          <table:table-cell office:value-type="float" office:value="0.002345" calcext:value-type="float">
            <text:p>0,002345</text:p>
          </table:table-cell>
          <table:table-cell office:value-type="float" office:value="0.002351" calcext:value-type="float">
            <text:p>0,002351</text:p>
          </table:table-cell>
          <table:table-cell office:value-type="float" office:value="0.002342" calcext:value-type="float">
            <text:p>0,002342</text:p>
          </table:table-cell>
          <table:table-cell office:value-type="float" office:value="0.002365" calcext:value-type="float">
            <text:p>0,002365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0.002377" calcext:value-type="float">
            <text:p>0,002377</text:p>
          </table:table-cell>
          <table:table-cell office:value-type="float" office:value="0.002288" calcext:value-type="float">
            <text:p>0,002288</text:p>
          </table:table-cell>
          <table:table-cell office:value-type="float" office:value="0.00218" calcext:value-type="float">
            <text:p>0,00218</text:p>
          </table:table-cell>
          <table:table-cell table:formula="of:=AVERAGE([.B43:.K43])" office:value-type="float" office:value="0.0023384" calcext:value-type="float">
            <text:p>2,34E-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4704" calcext:value-type="float">
            <text:p>0,004704</text:p>
          </table:table-cell>
          <table:table-cell office:value-type="float" office:value="0.00445" calcext:value-type="float">
            <text:p>0,00445</text:p>
          </table:table-cell>
          <table:table-cell office:value-type="float" office:value="0.004362" calcext:value-type="float">
            <text:p>0,004362</text:p>
          </table:table-cell>
          <table:table-cell office:value-type="float" office:value="0.004223" calcext:value-type="float">
            <text:p>0,004223</text:p>
          </table:table-cell>
          <table:table-cell office:value-type="float" office:value="0.004156" calcext:value-type="float">
            <text:p>0,004156</text:p>
          </table:table-cell>
          <table:table-cell office:value-type="float" office:value="0.004051" calcext:value-type="float">
            <text:p>0,004051</text:p>
          </table:table-cell>
          <table:table-cell office:value-type="float" office:value="0.004007" calcext:value-type="float">
            <text:p>0,004007</text:p>
          </table:table-cell>
          <table:table-cell office:value-type="float" office:value="0.003988" calcext:value-type="float">
            <text:p>0,003988</text:p>
          </table:table-cell>
          <table:table-cell office:value-type="float" office:value="0.003914" calcext:value-type="float">
            <text:p>0,003914</text:p>
          </table:table-cell>
          <table:table-cell office:value-type="float" office:value="0.00387" calcext:value-type="float">
            <text:p>0,00387</text:p>
          </table:table-cell>
          <table:table-cell table:formula="of:=AVERAGE([.B44:.K44])" office:value-type="float" office:value="0.0041725" calcext:value-type="float">
            <text:p>4,17E-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41" calcext:value-type="float">
            <text:p>0,00841</text:p>
          </table:table-cell>
          <table:table-cell office:value-type="float" office:value="0.007846" calcext:value-type="float">
            <text:p>0,007846</text:p>
          </table:table-cell>
          <table:table-cell office:value-type="float" office:value="0.007709" calcext:value-type="float">
            <text:p>0,007709</text:p>
          </table:table-cell>
          <table:table-cell office:value-type="float" office:value="0.007518" calcext:value-type="float">
            <text:p>0,007518</text:p>
          </table:table-cell>
          <table:table-cell office:value-type="float" office:value="0.007427" calcext:value-type="float">
            <text:p>0,007427</text:p>
          </table:table-cell>
          <table:table-cell office:value-type="float" office:value="0.007488" calcext:value-type="float">
            <text:p>0,007488</text:p>
          </table:table-cell>
          <table:table-cell office:value-type="float" office:value="0.007512" calcext:value-type="float">
            <text:p>0,007512</text:p>
          </table:table-cell>
          <table:table-cell office:value-type="float" office:value="0.00743" calcext:value-type="float">
            <text:p>0,00743</text:p>
          </table:table-cell>
          <table:table-cell office:value-type="float" office:value="0.007475" calcext:value-type="float">
            <text:p>0,007475</text:p>
          </table:table-cell>
          <table:table-cell office:value-type="float" office:value="0.007562" calcext:value-type="float">
            <text:p>0,007562</text:p>
          </table:table-cell>
          <table:table-cell table:formula="of:=AVERAGE([.B45:.K45])" office:value-type="float" office:value="0.0076377" calcext:value-type="float">
            <text:p>7,64E-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6224" calcext:value-type="float">
            <text:p>0,016224</text:p>
          </table:table-cell>
          <table:table-cell office:value-type="float" office:value="0.014881" calcext:value-type="float">
            <text:p>0,014881</text:p>
          </table:table-cell>
          <table:table-cell office:value-type="float" office:value="0.014922" calcext:value-type="float">
            <text:p>0,014922</text:p>
          </table:table-cell>
          <table:table-cell office:value-type="float" office:value="0.014868" calcext:value-type="float">
            <text:p>0,014868</text:p>
          </table:table-cell>
          <table:table-cell office:value-type="float" office:value="0.014867" calcext:value-type="float">
            <text:p>0,014867</text:p>
          </table:table-cell>
          <table:table-cell office:value-type="float" office:value="0.014951" calcext:value-type="float">
            <text:p>0,014951</text:p>
          </table:table-cell>
          <table:table-cell office:value-type="float" office:value="0.014534" calcext:value-type="float">
            <text:p>0,014534</text:p>
          </table:table-cell>
          <table:table-cell office:value-type="float" office:value="0.014771" calcext:value-type="float">
            <text:p>0,014771</text:p>
          </table:table-cell>
          <table:table-cell office:value-type="float" office:value="0.014795" calcext:value-type="float">
            <text:p>0,014795</text:p>
          </table:table-cell>
          <table:table-cell office:value-type="float" office:value="0.014528" calcext:value-type="float">
            <text:p>0,014528</text:p>
          </table:table-cell>
          <table:table-cell table:formula="of:=AVERAGE([.B46:.K46])" office:value-type="float" office:value="0.0149341" calcext:value-type="float">
            <text:p>1,49E-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1917" calcext:value-type="float">
            <text:p>0,031917</text:p>
          </table:table-cell>
          <table:table-cell office:value-type="float" office:value="0.029831" calcext:value-type="float">
            <text:p>0,029831</text:p>
          </table:table-cell>
          <table:table-cell office:value-type="float" office:value="0.030028" calcext:value-type="float">
            <text:p>0,030028</text:p>
          </table:table-cell>
          <table:table-cell office:value-type="float" office:value="0.029426" calcext:value-type="float">
            <text:p>0,029426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9594" calcext:value-type="float">
            <text:p>0,029594</text:p>
          </table:table-cell>
          <table:table-cell office:value-type="float" office:value="0.029626" calcext:value-type="float">
            <text:p>0,029626</text:p>
          </table:table-cell>
          <table:table-cell office:value-type="float" office:value="0.029249" calcext:value-type="float">
            <text:p>0,029249</text:p>
          </table:table-cell>
          <table:table-cell office:value-type="float" office:value="0.030657" calcext:value-type="float">
            <text:p>0,030657</text:p>
          </table:table-cell>
          <table:table-cell office:value-type="float" office:value="0.029845" calcext:value-type="float">
            <text:p>0,029845</text:p>
          </table:table-cell>
          <table:table-cell table:formula="of:=AVERAGE([.B47:.K47])" office:value-type="float" office:value="0.0299173" calcext:value-type="float">
            <text:p>2,99E-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0449" calcext:value-type="float">
            <text:p>0,070449</text:p>
          </table:table-cell>
          <table:table-cell office:value-type="float" office:value="0.059377" calcext:value-type="float">
            <text:p>0,059377</text:p>
          </table:table-cell>
          <table:table-cell office:value-type="float" office:value="0.058273" calcext:value-type="float">
            <text:p>0,058273</text:p>
          </table:table-cell>
          <table:table-cell office:value-type="float" office:value="0.058799" calcext:value-type="float">
            <text:p>0,058799</text:p>
          </table:table-cell>
          <table:table-cell office:value-type="float" office:value="0.058573" calcext:value-type="float">
            <text:p>0,058573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62102" calcext:value-type="float">
            <text:p>0,062102</text:p>
          </table:table-cell>
          <table:table-cell office:value-type="float" office:value="0.059451" calcext:value-type="float">
            <text:p>0,059451</text:p>
          </table:table-cell>
          <table:table-cell office:value-type="float" office:value="0.060076" calcext:value-type="float">
            <text:p>0,060076</text:p>
          </table:table-cell>
          <table:table-cell office:value-type="float" office:value="0.059644" calcext:value-type="float">
            <text:p>0,059644</text:p>
          </table:table-cell>
          <table:table-cell table:formula="of:=AVERAGE([.B48:.K48])" office:value-type="float" office:value="0.0607644" calcext:value-type="float">
            <text:p>6,08E-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30202" calcext:value-type="float">
            <text:p>0,130202</text:p>
          </table:table-cell>
          <table:table-cell office:value-type="float" office:value="0.117913" calcext:value-type="float">
            <text:p>0,117913</text:p>
          </table:table-cell>
          <table:table-cell office:value-type="float" office:value="0.117592" calcext:value-type="float">
            <text:p>0,117592</text:p>
          </table:table-cell>
          <table:table-cell office:value-type="float" office:value="0.118177" calcext:value-type="float">
            <text:p>0,118177</text:p>
          </table:table-cell>
          <table:table-cell office:value-type="float" office:value="0.119318" calcext:value-type="float">
            <text:p>0,119318</text:p>
          </table:table-cell>
          <table:table-cell office:value-type="float" office:value="0.117551" calcext:value-type="float">
            <text:p>0,117551</text:p>
          </table:table-cell>
          <table:table-cell office:value-type="float" office:value="0.123245" calcext:value-type="float">
            <text:p>0,123245</text:p>
          </table:table-cell>
          <table:table-cell office:value-type="float" office:value="0.117622" calcext:value-type="float">
            <text:p>0,117622</text:p>
          </table:table-cell>
          <table:table-cell office:value-type="float" office:value="0.117646" calcext:value-type="float">
            <text:p>0,117646</text:p>
          </table:table-cell>
          <table:table-cell office:value-type="float" office:value="0.120324" calcext:value-type="float">
            <text:p>0,120324</text:p>
          </table:table-cell>
          <table:table-cell table:formula="of:=AVERAGE([.B49:.K49])" office:value-type="float" office:value="0.119959" calcext:value-type="float">
            <text:p>1,20E-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46908" calcext:value-type="float">
            <text:p>0,246908</text:p>
          </table:table-cell>
          <table:table-cell office:value-type="float" office:value="0.236364" calcext:value-type="float">
            <text:p>0,236364</text:p>
          </table:table-cell>
          <table:table-cell office:value-type="float" office:value="0.242368" calcext:value-type="float">
            <text:p>0,242368</text:p>
          </table:table-cell>
          <table:table-cell office:value-type="float" office:value="0.234341" calcext:value-type="float">
            <text:p>0,234341</text:p>
          </table:table-cell>
          <table:table-cell office:value-type="float" office:value="0.23506" calcext:value-type="float">
            <text:p>0,23506</text:p>
          </table:table-cell>
          <table:table-cell office:value-type="float" office:value="0.234871" calcext:value-type="float">
            <text:p>0,234871</text:p>
          </table:table-cell>
          <table:table-cell office:value-type="float" office:value="0.238437" calcext:value-type="float">
            <text:p>0,238437</text:p>
          </table:table-cell>
          <table:table-cell office:value-type="float" office:value="0.234898" calcext:value-type="float">
            <text:p>0,234898</text:p>
          </table:table-cell>
          <table:table-cell office:value-type="float" office:value="0.234232" calcext:value-type="float">
            <text:p>0,234232</text:p>
          </table:table-cell>
          <table:table-cell office:value-type="float" office:value="0.23711" calcext:value-type="float">
            <text:p>0,23711</text:p>
          </table:table-cell>
          <table:table-cell table:formula="of:=AVERAGE([.B50:.K50])" office:value-type="float" office:value="0.2374589" calcext:value-type="float">
            <text:p>2,37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2484" calcext:value-type="float">
            <text:p>0,482484</text:p>
          </table:table-cell>
          <table:table-cell office:value-type="float" office:value="0.470845" calcext:value-type="float">
            <text:p>0,470845</text:p>
          </table:table-cell>
          <table:table-cell office:value-type="float" office:value="0.4778" calcext:value-type="float">
            <text:p>0,4778</text:p>
          </table:table-cell>
          <table:table-cell office:value-type="float" office:value="0.471426" calcext:value-type="float">
            <text:p>0,471426</text:p>
          </table:table-cell>
          <table:table-cell office:value-type="float" office:value="0.475422" calcext:value-type="float">
            <text:p>0,475422</text:p>
          </table:table-cell>
          <table:table-cell office:value-type="float" office:value="0.472339" calcext:value-type="float">
            <text:p>0,472339</text:p>
          </table:table-cell>
          <table:table-cell office:value-type="float" office:value="0.47431" calcext:value-type="float">
            <text:p>0,47431</text:p>
          </table:table-cell>
          <table:table-cell office:value-type="float" office:value="0.470889" calcext:value-type="float">
            <text:p>0,470889</text:p>
          </table:table-cell>
          <table:table-cell office:value-type="float" office:value="0.473171" calcext:value-type="float">
            <text:p>0,473171</text:p>
          </table:table-cell>
          <table:table-cell office:value-type="float" office:value="0.469064" calcext:value-type="float">
            <text:p>0,469064</text:p>
          </table:table-cell>
          <table:table-cell table:formula="of:=AVERAGE([.B51:.K51])" office:value-type="float" office:value="0.473775" calcext:value-type="float">
            <text:p>4,74E-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60703" calcext:value-type="float">
            <text:p>0,960703</text:p>
          </table:table-cell>
          <table:table-cell office:value-type="float" office:value="0.949993" calcext:value-type="float">
            <text:p>0,949993</text:p>
          </table:table-cell>
          <table:table-cell office:value-type="float" office:value="0.944364" calcext:value-type="float">
            <text:p>0,944364</text:p>
          </table:table-cell>
          <table:table-cell office:value-type="float" office:value="0.943759" calcext:value-type="float">
            <text:p>0,943759</text:p>
          </table:table-cell>
          <table:table-cell office:value-type="float" office:value="0.941983" calcext:value-type="float">
            <text:p>0,941983</text:p>
          </table:table-cell>
          <table:table-cell office:value-type="float" office:value="0.941109" calcext:value-type="float">
            <text:p>0,941109</text:p>
          </table:table-cell>
          <table:table-cell office:value-type="float" office:value="0.939845" calcext:value-type="float">
            <text:p>0,939845</text:p>
          </table:table-cell>
          <table:table-cell office:value-type="float" office:value="0.941136" calcext:value-type="float">
            <text:p>0,941136</text:p>
          </table:table-cell>
          <table:table-cell office:value-type="float" office:value="0.939631" calcext:value-type="float">
            <text:p>0,939631</text:p>
          </table:table-cell>
          <table:table-cell office:value-type="float" office:value="0.938869" calcext:value-type="float">
            <text:p>0,938869</text:p>
          </table:table-cell>
          <table:table-cell table:formula="of:=AVERAGE([.B52:.K52])" office:value-type="float" office:value="0.9441392" calcext:value-type="float">
            <text:p>9,44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9921" calcext:value-type="float">
            <text:p>1,89921</text:p>
          </table:table-cell>
          <table:table-cell office:value-type="float" office:value="1.8823" calcext:value-type="float">
            <text:p>1,8823</text:p>
          </table:table-cell>
          <table:table-cell office:value-type="float" office:value="1.882" calcext:value-type="float">
            <text:p>1,882</text:p>
          </table:table-cell>
          <table:table-cell office:value-type="float" office:value="1.8884" calcext:value-type="float">
            <text:p>1,8884</text:p>
          </table:table-cell>
          <table:table-cell office:value-type="float" office:value="1.88347" calcext:value-type="float">
            <text:p>1,88347</text:p>
          </table:table-cell>
          <table:table-cell office:value-type="float" office:value="1.88243" calcext:value-type="float">
            <text:p>1,88243</text:p>
          </table:table-cell>
          <table:table-cell office:value-type="float" office:value="1.89023" calcext:value-type="float">
            <text:p>1,89023</text:p>
          </table:table-cell>
          <table:table-cell office:value-type="float" office:value="1.88596" calcext:value-type="float">
            <text:p>1,88596</text:p>
          </table:table-cell>
          <table:table-cell office:value-type="float" office:value="1.88925" calcext:value-type="float">
            <text:p>1,88925</text:p>
          </table:table-cell>
          <table:table-cell office:value-type="float" office:value="1.88765" calcext:value-type="float">
            <text:p>1,88765</text:p>
          </table:table-cell>
          <table:table-cell table:formula="of:=AVERAGE([.B53:.K53])" office:value-type="float" office:value="1.88709" calcext:value-type="float">
            <text:p>1,89E+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116" calcext:value-type="float">
            <text:p>3,8116</text:p>
          </table:table-cell>
          <table:table-cell office:value-type="float" office:value="3.76733" calcext:value-type="float">
            <text:p>3,76733</text:p>
          </table:table-cell>
          <table:table-cell office:value-type="float" office:value="3.77397" calcext:value-type="float">
            <text:p>3,77397</text:p>
          </table:table-cell>
          <table:table-cell office:value-type="float" office:value="3.77385" calcext:value-type="float">
            <text:p>3,77385</text:p>
          </table:table-cell>
          <table:table-cell office:value-type="float" office:value="3.7603" calcext:value-type="float">
            <text:p>3,7603</text:p>
          </table:table-cell>
          <table:table-cell office:value-type="float" office:value="3.78212" calcext:value-type="float">
            <text:p>3,78212</text:p>
          </table:table-cell>
          <table:table-cell office:value-type="float" office:value="3.78033" calcext:value-type="float">
            <text:p>3,78033</text:p>
          </table:table-cell>
          <table:table-cell office:value-type="float" office:value="3.77208" calcext:value-type="float">
            <text:p>3,77208</text:p>
          </table:table-cell>
          <table:table-cell office:value-type="float" office:value="3.77132" calcext:value-type="float">
            <text:p>3,77132</text:p>
          </table:table-cell>
          <table:table-cell office:value-type="float" office:value="3.77859" calcext:value-type="float">
            <text:p>3,77859</text:p>
          </table:table-cell>
          <table:table-cell table:formula="of:=AVERAGE([.B54:.K54])" office:value-type="float" office:value="3.777149" calcext:value-type="float">
            <text:p>3,78E+00</text:p>
          </table:table-cell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09" calcext:value-type="float">
            <text:p>9,00E-06</text:p>
          </table:table-cell>
          <table:table-cell table:number-columns-repeated="9" table:style-name="ce1" office:value-type="float" office:value="0.000003" calcext:value-type="float">
            <text:p>3,00E-06</text:p>
          </table:table-cell>
          <table:table-cell table:formula="of:=AVERAGE([.B58:.K58])" office:value-type="float" office:value="0.0000036" calcext:value-type="float">
            <text:p>3,60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3" calcext:value-type="float">
            <text:p>3,00E-06</text:p>
          </table:table-cell>
          <table:table-cell table:style-name="ce1" office:value-type="float" office:value="0.000002" calcext:value-type="float">
            <text:p>2,00E-06</text:p>
          </table:table-cell>
          <table:table-cell table:style-name="ce1" office:value-type="float" office:value="0.000001" calcext:value-type="float">
            <text:p>1,00E-06</text:p>
          </table:table-cell>
          <table:table-cell table:style-name="ce1" office:value-type="float" office:value="0.000002" calcext:value-type="float">
            <text:p>2,00E-06</text:p>
          </table:table-cell>
          <table:table-cell table:number-columns-repeated="4" table:style-name="ce1" office:value-type="float" office:value="0.000001" calcext:value-type="float">
            <text:p>1,00E-06</text:p>
          </table:table-cell>
          <table:table-cell table:style-name="ce1" office:value-type="float" office:value="0.000002" calcext:value-type="float">
            <text:p>2,00E-06</text:p>
          </table:table-cell>
          <table:table-cell table:style-name="ce1" office:value-type="float" office:value="0.000001" calcext:value-type="float">
            <text:p>1,00E-06</text:p>
          </table:table-cell>
          <table:table-cell table:formula="of:=AVERAGE([.B59:.K59])" office:value-type="float" office:value="0.0000015" calcext:value-type="float">
            <text:p>1,50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03" calcext:value-type="float">
            <text:p>3,00E-06</text:p>
          </table:table-cell>
          <table:table-cell table:number-columns-repeated="9" table:style-name="ce1" office:value-type="float" office:value="0.000002" calcext:value-type="float">
            <text:p>2,00E-06</text:p>
          </table:table-cell>
          <table:table-cell table:formula="of:=AVERAGE([.B60:.K60])" office:value-type="float" office:value="0.0000021" calcext:value-type="float">
            <text:p>2,10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5" calcext:value-type="float">
            <text:p>5,00E-06</text:p>
          </table:table-cell>
          <table:table-cell table:number-columns-repeated="5" table:style-name="ce1" office:value-type="float" office:value="0.000004" calcext:value-type="float">
            <text:p>4,00E-06</text:p>
          </table:table-cell>
          <table:table-cell table:number-columns-repeated="3" table:style-name="ce1" office:value-type="float" office:value="0.000005" calcext:value-type="float">
            <text:p>5,00E-06</text:p>
          </table:table-cell>
          <table:table-cell table:style-name="ce1" office:value-type="float" office:value="0.000004" calcext:value-type="float">
            <text:p>4,00E-06</text:p>
          </table:table-cell>
          <table:table-cell table:formula="of:=AVERAGE([.B61:.K61])" office:value-type="float" office:value="0.0000044" calcext:value-type="float">
            <text:p>4,40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09" calcext:value-type="float">
            <text:p>9,00E-06</text:p>
          </table:table-cell>
          <table:table-cell table:style-name="ce1" office:value-type="float" office:value="0.000008" calcext:value-type="float">
            <text:p>8,00E-06</text:p>
          </table:table-cell>
          <table:table-cell table:style-name="ce1" office:value-type="float" office:value="0.000007" calcext:value-type="float">
            <text:p>7,00E-06</text:p>
          </table:table-cell>
          <table:table-cell table:number-columns-repeated="3" table:style-name="ce1" office:value-type="float" office:value="0.000008" calcext:value-type="float">
            <text:p>8,00E-06</text:p>
          </table:table-cell>
          <table:table-cell table:style-name="ce1" office:value-type="float" office:value="0.000009" calcext:value-type="float">
            <text:p>9,00E-06</text:p>
          </table:table-cell>
          <table:table-cell table:style-name="ce1" office:value-type="float" office:value="0.000007" calcext:value-type="float">
            <text:p>7,00E-06</text:p>
          </table:table-cell>
          <table:table-cell table:style-name="ce1" office:value-type="float" office:value="0.000009" calcext:value-type="float">
            <text:p>9,00E-06</text:p>
          </table:table-cell>
          <table:table-cell table:style-name="ce1" office:value-type="float" office:value="0.000008" calcext:value-type="float">
            <text:p>8,00E-06</text:p>
          </table:table-cell>
          <table:table-cell table:formula="of:=AVERAGE([.B62:.K62])" office:value-type="float" office:value="0.0000081" calcext:value-type="float">
            <text:p>8,10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18" calcext:value-type="float">
            <text:p>1,80E-05</text:p>
          </table:table-cell>
          <table:table-cell table:style-name="ce1" office:value-type="float" office:value="0.000014" calcext:value-type="float">
            <text:p>1,40E-05</text:p>
          </table:table-cell>
          <table:table-cell table:style-name="ce1" office:value-type="float" office:value="0.000017" calcext:value-type="float">
            <text:p>1,70E-05</text:p>
          </table:table-cell>
          <table:table-cell table:style-name="ce1" office:value-type="float" office:value="0.000015" calcext:value-type="float">
            <text:p>1,50E-05</text:p>
          </table:table-cell>
          <table:table-cell table:style-name="ce1" office:value-type="float" office:value="0.000014" calcext:value-type="float">
            <text:p>1,40E-05</text:p>
          </table:table-cell>
          <table:table-cell table:style-name="ce1" office:value-type="float" office:value="0.000016" calcext:value-type="float">
            <text:p>1,60E-05</text:p>
          </table:table-cell>
          <table:table-cell table:style-name="ce1" office:value-type="float" office:value="0.000017" calcext:value-type="float">
            <text:p>1,70E-05</text:p>
          </table:table-cell>
          <table:table-cell table:number-columns-repeated="2" table:style-name="ce1" office:value-type="float" office:value="0.000014" calcext:value-type="float">
            <text:p>1,40E-05</text:p>
          </table:table-cell>
          <table:table-cell table:style-name="ce1" office:value-type="float" office:value="0.000015" calcext:value-type="float">
            <text:p>1,50E-05</text:p>
          </table:table-cell>
          <table:table-cell table:formula="of:=AVERAGE([.B63:.K63])" office:value-type="float" office:value="0.0000154" calcext:value-type="float">
            <text:p>1,54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2" calcext:value-type="float">
            <text:p>2,00E-05</text:p>
          </table:table-cell>
          <table:table-cell table:style-name="ce1" office:value-type="float" office:value="0.000026" calcext:value-type="float">
            <text:p>2,60E-05</text:p>
          </table:table-cell>
          <table:table-cell table:style-name="ce1" office:value-type="float" office:value="0.000027" calcext:value-type="float">
            <text:p>2,70E-05</text:p>
          </table:table-cell>
          <table:table-cell table:style-name="ce1" office:value-type="float" office:value="0.00003" calcext:value-type="float">
            <text:p>3,00E-05</text:p>
          </table:table-cell>
          <table:table-cell table:style-name="ce1" office:value-type="float" office:value="0.000029" calcext:value-type="float">
            <text:p>2,90E-05</text:p>
          </table:table-cell>
          <table:table-cell table:style-name="ce1" office:value-type="float" office:value="0.000019" calcext:value-type="float">
            <text:p>1,90E-05</text:p>
          </table:table-cell>
          <table:table-cell table:style-name="ce1" office:value-type="float" office:value="0.000018" calcext:value-type="float">
            <text:p>1,80E-05</text:p>
          </table:table-cell>
          <table:table-cell table:number-columns-repeated="3" table:style-name="ce1" office:value-type="float" office:value="0.000019" calcext:value-type="float">
            <text:p>1,90E-05</text:p>
          </table:table-cell>
          <table:table-cell table:formula="of:=AVERAGE([.B64:.K64])" office:value-type="float" office:value="0.0000226" calcext:value-type="float">
            <text:p>2,26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00038" calcext:value-type="float">
            <text:p>3,80E-05</text:p>
          </table:table-cell>
          <table:table-cell table:number-columns-repeated="4" table:style-name="ce1" office:value-type="float" office:value="0.000037" calcext:value-type="float">
            <text:p>3,70E-05</text:p>
          </table:table-cell>
          <table:table-cell table:style-name="ce1" office:value-type="float" office:value="0.000038" calcext:value-type="float">
            <text:p>3,80E-05</text:p>
          </table:table-cell>
          <table:table-cell table:style-name="ce1" office:value-type="float" office:value="0.000065" calcext:value-type="float">
            <text:p>6,50E-05</text:p>
          </table:table-cell>
          <table:table-cell table:number-columns-repeated="3" table:style-name="ce1" office:value-type="float" office:value="0.000037" calcext:value-type="float">
            <text:p>3,70E-05</text:p>
          </table:table-cell>
          <table:table-cell table:formula="of:=AVERAGE([.B65:.K65])" office:value-type="float" office:value="0.00004" calcext:value-type="float">
            <text:p>4,00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000076" calcext:value-type="float">
            <text:p>7,60E-05</text:p>
          </table:table-cell>
          <table:table-cell table:number-columns-repeated="2" table:style-name="ce1" office:value-type="float" office:value="0.000075" calcext:value-type="float">
            <text:p>7,50E-05</text:p>
          </table:table-cell>
          <table:table-cell table:number-columns-repeated="2" table:style-name="ce1" office:value-type="float" office:value="0.000074" calcext:value-type="float">
            <text:p>7,40E-05</text:p>
          </table:table-cell>
          <table:table-cell table:style-name="ce1" office:value-type="float" office:value="0.000073" calcext:value-type="float">
            <text:p>7,30E-05</text:p>
          </table:table-cell>
          <table:table-cell table:style-name="ce1" office:value-type="float" office:value="0.000076" calcext:value-type="float">
            <text:p>7,60E-05</text:p>
          </table:table-cell>
          <table:table-cell table:style-name="ce1" office:value-type="float" office:value="0.000073" calcext:value-type="float">
            <text:p>7,30E-05</text:p>
          </table:table-cell>
          <table:table-cell table:style-name="ce1" office:value-type="float" office:value="0.000075" calcext:value-type="float">
            <text:p>7,50E-05</text:p>
          </table:table-cell>
          <table:table-cell table:style-name="ce1" office:value-type="float" office:value="0.000098" calcext:value-type="float">
            <text:p>9,80E-05</text:p>
          </table:table-cell>
          <table:table-cell table:formula="of:=AVERAGE([.B66:.K66])" office:value-type="float" office:value="0.0000769" calcext:value-type="float">
            <text:p>7,69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149" calcext:value-type="float">
            <text:p>0,000149</text:p>
          </table:table-cell>
          <table:table-cell table:number-columns-repeated="5" office:value-type="float" office:value="0.000146" calcext:value-type="float">
            <text:p>0,000146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7" calcext:value-type="float">
            <text:p>0,000147</text:p>
          </table:table-cell>
          <table:table-cell table:formula="of:=AVERAGE([.B67:.K67])" office:value-type="float" office:value="0.0001503" calcext:value-type="float">
            <text:p>1,5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296" calcext:value-type="float">
            <text:p>0,000296</text:p>
          </table:table-cell>
          <table:table-cell office:value-type="float" office:value="0.000299" calcext:value-type="float">
            <text:p>0,000299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295" calcext:value-type="float">
            <text:p>0,000295</text:p>
          </table:table-cell>
          <table:table-cell table:formula="of:=AVERAGE([.B68:.K68])" office:value-type="float" office:value="0.0003027" calcext:value-type="float">
            <text:p>3,03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693" calcext:value-type="float">
            <text:p>0,000693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0.000584" calcext:value-type="float">
            <text:p>0,000584</text:p>
          </table:table-cell>
          <table:table-cell table:formula="of:=AVERAGE([.B69:.K69])" office:value-type="float" office:value="0.0006049" calcext:value-type="float">
            <text:p>6,05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208" calcext:value-type="float">
            <text:p>0,001208</text:p>
          </table:table-cell>
          <table:table-cell office:value-type="float" office:value="0.001195" calcext:value-type="float">
            <text:p>0,001195</text:p>
          </table:table-cell>
          <table:table-cell office:value-type="float" office:value="0.001196" calcext:value-type="float">
            <text:p>0,001196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1195" calcext:value-type="float">
            <text:p>0,001195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1181" calcext:value-type="float">
            <text:p>0,001181</text:p>
          </table:table-cell>
          <table:table-cell table:number-columns-repeated="2" office:value-type="float" office:value="0.00117" calcext:value-type="float">
            <text:p>0,00117</text:p>
          </table:table-cell>
          <table:table-cell table:formula="of:=AVERAGE([.B70:.K70])" office:value-type="float" office:value="0.0011896" calcext:value-type="float">
            <text:p>1,19E-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416" calcext:value-type="float">
            <text:p>0,002416</text:p>
          </table:table-cell>
          <table:table-cell office:value-type="float" office:value="0.002356" calcext:value-type="float">
            <text:p>0,002356</text:p>
          </table:table-cell>
          <table:table-cell office:value-type="float" office:value="0.002346" calcext:value-type="float">
            <text:p>0,002346</text:p>
          </table:table-cell>
          <table:table-cell office:value-type="float" office:value="0.002349" calcext:value-type="float">
            <text:p>0,002349</text:p>
          </table:table-cell>
          <table:table-cell office:value-type="float" office:value="0.002294" calcext:value-type="float">
            <text:p>0,002294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0.002276" calcext:value-type="float">
            <text:p>0,002276</text:p>
          </table:table-cell>
          <table:table-cell office:value-type="float" office:value="0.002186" calcext:value-type="float">
            <text:p>0,002186</text:p>
          </table:table-cell>
          <table:table-cell office:value-type="float" office:value="0.00218" calcext:value-type="float">
            <text:p>0,00218</text:p>
          </table:table-cell>
          <table:table-cell table:formula="of:=AVERAGE([.B71:.K71])" office:value-type="float" office:value="0.0023105" calcext:value-type="float">
            <text:p>2,31E-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4817" calcext:value-type="float">
            <text:p>0,004817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04263" calcext:value-type="float">
            <text:p>0,004263</text:p>
          </table:table-cell>
          <table:table-cell office:value-type="float" office:value="0.004197" calcext:value-type="float">
            <text:p>0,004197</text:p>
          </table:table-cell>
          <table:table-cell office:value-type="float" office:value="0.004089" calcext:value-type="float">
            <text:p>0,004089</text:p>
          </table:table-cell>
          <table:table-cell office:value-type="float" office:value="0.004001" calcext:value-type="float">
            <text:p>0,004001</text:p>
          </table:table-cell>
          <table:table-cell office:value-type="float" office:value="0.00399" calcext:value-type="float">
            <text:p>0,00399</text:p>
          </table:table-cell>
          <table:table-cell office:value-type="float" office:value="0.003906" calcext:value-type="float">
            <text:p>0,003906</text:p>
          </table:table-cell>
          <table:table-cell office:value-type="float" office:value="0.00388" calcext:value-type="float">
            <text:p>0,00388</text:p>
          </table:table-cell>
          <table:table-cell office:value-type="float" office:value="0.003781" calcext:value-type="float">
            <text:p>0,003781</text:p>
          </table:table-cell>
          <table:table-cell table:formula="of:=AVERAGE([.B72:.K72])" office:value-type="float" office:value="0.0041334" calcext:value-type="float">
            <text:p>4,13E-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239" calcext:value-type="float">
            <text:p>0,008239</text:p>
          </table:table-cell>
          <table:table-cell office:value-type="float" office:value="0.007877" calcext:value-type="float">
            <text:p>0,007877</text:p>
          </table:table-cell>
          <table:table-cell office:value-type="float" office:value="0.007875" calcext:value-type="float">
            <text:p>0,007875</text:p>
          </table:table-cell>
          <table:table-cell office:value-type="float" office:value="0.007366" calcext:value-type="float">
            <text:p>0,007366</text:p>
          </table:table-cell>
          <table:table-cell office:value-type="float" office:value="0.007358" calcext:value-type="float">
            <text:p>0,007358</text:p>
          </table:table-cell>
          <table:table-cell office:value-type="float" office:value="0.007465" calcext:value-type="float">
            <text:p>0,007465</text:p>
          </table:table-cell>
          <table:table-cell office:value-type="float" office:value="0.007412" calcext:value-type="float">
            <text:p>0,007412</text:p>
          </table:table-cell>
          <table:table-cell office:value-type="float" office:value="0.00745" calcext:value-type="float">
            <text:p>0,00745</text:p>
          </table:table-cell>
          <table:table-cell office:value-type="float" office:value="0.007357" calcext:value-type="float">
            <text:p>0,007357</text:p>
          </table:table-cell>
          <table:table-cell office:value-type="float" office:value="0.007337" calcext:value-type="float">
            <text:p>0,007337</text:p>
          </table:table-cell>
          <table:table-cell table:formula="of:=AVERAGE([.B73:.K73])" office:value-type="float" office:value="0.0075736" calcext:value-type="float">
            <text:p>7,57E-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6153" calcext:value-type="float">
            <text:p>0,016153</text:p>
          </table:table-cell>
          <table:table-cell office:value-type="float" office:value="0.014982" calcext:value-type="float">
            <text:p>0,014982</text:p>
          </table:table-cell>
          <table:table-cell office:value-type="float" office:value="0.015016" calcext:value-type="float">
            <text:p>0,015016</text:p>
          </table:table-cell>
          <table:table-cell office:value-type="float" office:value="0.014868" calcext:value-type="float">
            <text:p>0,014868</text:p>
          </table:table-cell>
          <table:table-cell office:value-type="float" office:value="0.01484" calcext:value-type="float">
            <text:p>0,01484</text:p>
          </table:table-cell>
          <table:table-cell office:value-type="float" office:value="0.014684" calcext:value-type="float">
            <text:p>0,014684</text:p>
          </table:table-cell>
          <table:table-cell office:value-type="float" office:value="0.014543" calcext:value-type="float">
            <text:p>0,014543</text:p>
          </table:table-cell>
          <table:table-cell office:value-type="float" office:value="0.014542" calcext:value-type="float">
            <text:p>0,014542</text:p>
          </table:table-cell>
          <table:table-cell office:value-type="float" office:value="0.014625" calcext:value-type="float">
            <text:p>0,014625</text:p>
          </table:table-cell>
          <table:table-cell office:value-type="float" office:value="0.014893" calcext:value-type="float">
            <text:p>0,014893</text:p>
          </table:table-cell>
          <table:table-cell table:formula="of:=AVERAGE([.B74:.K74])" office:value-type="float" office:value="0.0149146" calcext:value-type="float">
            <text:p>1,49E-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1292" calcext:value-type="float">
            <text:p>0,031292</text:p>
          </table:table-cell>
          <table:table-cell office:value-type="float" office:value="0.029966" calcext:value-type="float">
            <text:p>0,029966</text:p>
          </table:table-cell>
          <table:table-cell office:value-type="float" office:value="0.029124" calcext:value-type="float">
            <text:p>0,029124</text:p>
          </table:table-cell>
          <table:table-cell office:value-type="float" office:value="0.02957" calcext:value-type="float">
            <text:p>0,02957</text:p>
          </table:table-cell>
          <table:table-cell office:value-type="float" office:value="0.029127" calcext:value-type="float">
            <text:p>0,029127</text:p>
          </table:table-cell>
          <table:table-cell office:value-type="float" office:value="0.029338" calcext:value-type="float">
            <text:p>0,029338</text:p>
          </table:table-cell>
          <table:table-cell office:value-type="float" office:value="0.02904" calcext:value-type="float">
            <text:p>0,02904</text:p>
          </table:table-cell>
          <table:table-cell office:value-type="float" office:value="0.028968" calcext:value-type="float">
            <text:p>0,028968</text:p>
          </table:table-cell>
          <table:table-cell office:value-type="float" office:value="0.0304" calcext:value-type="float">
            <text:p>0,0304</text:p>
          </table:table-cell>
          <table:table-cell office:value-type="float" office:value="0.029463" calcext:value-type="float">
            <text:p>0,029463</text:p>
          </table:table-cell>
          <table:table-cell table:formula="of:=AVERAGE([.B75:.K75])" office:value-type="float" office:value="0.0296288" calcext:value-type="float">
            <text:p>2,96E-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1312" calcext:value-type="float">
            <text:p>0,061312</text:p>
          </table:table-cell>
          <table:table-cell office:value-type="float" office:value="0.058802" calcext:value-type="float">
            <text:p>0,058802</text:p>
          </table:table-cell>
          <table:table-cell office:value-type="float" office:value="0.058083" calcext:value-type="float">
            <text:p>0,058083</text:p>
          </table:table-cell>
          <table:table-cell office:value-type="float" office:value="0.058559" calcext:value-type="float">
            <text:p>0,058559</text:p>
          </table:table-cell>
          <table:table-cell office:value-type="float" office:value="0.058026" calcext:value-type="float">
            <text:p>0,058026</text:p>
          </table:table-cell>
          <table:table-cell office:value-type="float" office:value="0.058317" calcext:value-type="float">
            <text:p>0,058317</text:p>
          </table:table-cell>
          <table:table-cell office:value-type="float" office:value="0.062595" calcext:value-type="float">
            <text:p>0,062595</text:p>
          </table:table-cell>
          <table:table-cell office:value-type="float" office:value="0.058418" calcext:value-type="float">
            <text:p>0,058418</text:p>
          </table:table-cell>
          <table:table-cell office:value-type="float" office:value="0.062575" calcext:value-type="float">
            <text:p>0,062575</text:p>
          </table:table-cell>
          <table:table-cell office:value-type="float" office:value="0.060377" calcext:value-type="float">
            <text:p>0,060377</text:p>
          </table:table-cell>
          <table:table-cell table:formula="of:=AVERAGE([.B76:.K76])" office:value-type="float" office:value="0.0597064" calcext:value-type="float">
            <text:p>5,97E-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9986" calcext:value-type="float">
            <text:p>0,119986</text:p>
          </table:table-cell>
          <table:table-cell office:value-type="float" office:value="0.117066" calcext:value-type="float">
            <text:p>0,117066</text:p>
          </table:table-cell>
          <table:table-cell office:value-type="float" office:value="0.116979" calcext:value-type="float">
            <text:p>0,116979</text:p>
          </table:table-cell>
          <table:table-cell office:value-type="float" office:value="0.116477" calcext:value-type="float">
            <text:p>0,116477</text:p>
          </table:table-cell>
          <table:table-cell office:value-type="float" office:value="0.118845" calcext:value-type="float">
            <text:p>0,118845</text:p>
          </table:table-cell>
          <table:table-cell office:value-type="float" office:value="0.118277" calcext:value-type="float">
            <text:p>0,118277</text:p>
          </table:table-cell>
          <table:table-cell office:value-type="float" office:value="0.121534" calcext:value-type="float">
            <text:p>0,121534</text:p>
          </table:table-cell>
          <table:table-cell office:value-type="float" office:value="0.117377" calcext:value-type="float">
            <text:p>0,117377</text:p>
          </table:table-cell>
          <table:table-cell office:value-type="float" office:value="0.117424" calcext:value-type="float">
            <text:p>0,117424</text:p>
          </table:table-cell>
          <table:table-cell office:value-type="float" office:value="0.119225" calcext:value-type="float">
            <text:p>0,119225</text:p>
          </table:table-cell>
          <table:table-cell table:formula="of:=AVERAGE([.B77:.K77])" office:value-type="float" office:value="0.118319" calcext:value-type="float">
            <text:p>1,18E-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38198" calcext:value-type="float">
            <text:p>0,238198</text:p>
          </table:table-cell>
          <table:table-cell office:value-type="float" office:value="0.234585" calcext:value-type="float">
            <text:p>0,234585</text:p>
          </table:table-cell>
          <table:table-cell office:value-type="float" office:value="0.24295" calcext:value-type="float">
            <text:p>0,24295</text:p>
          </table:table-cell>
          <table:table-cell office:value-type="float" office:value="0.238538" calcext:value-type="float">
            <text:p>0,238538</text:p>
          </table:table-cell>
          <table:table-cell office:value-type="float" office:value="0.237977" calcext:value-type="float">
            <text:p>0,237977</text:p>
          </table:table-cell>
          <table:table-cell office:value-type="float" office:value="0.236723" calcext:value-type="float">
            <text:p>0,236723</text:p>
          </table:table-cell>
          <table:table-cell office:value-type="float" office:value="0.236397" calcext:value-type="float">
            <text:p>0,236397</text:p>
          </table:table-cell>
          <table:table-cell office:value-type="float" office:value="0.237037" calcext:value-type="float">
            <text:p>0,237037</text:p>
          </table:table-cell>
          <table:table-cell office:value-type="float" office:value="0.233766" calcext:value-type="float">
            <text:p>0,233766</text:p>
          </table:table-cell>
          <table:table-cell office:value-type="float" office:value="0.234168" calcext:value-type="float">
            <text:p>0,234168</text:p>
          </table:table-cell>
          <table:table-cell table:formula="of:=AVERAGE([.B78:.K78])" office:value-type="float" office:value="0.2370339" calcext:value-type="float">
            <text:p>2,37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2701" calcext:value-type="float">
            <text:p>0,482701</text:p>
          </table:table-cell>
          <table:table-cell office:value-type="float" office:value="0.471003" calcext:value-type="float">
            <text:p>0,471003</text:p>
          </table:table-cell>
          <table:table-cell office:value-type="float" office:value="0.475212" calcext:value-type="float">
            <text:p>0,475212</text:p>
          </table:table-cell>
          <table:table-cell office:value-type="float" office:value="0.469636" calcext:value-type="float">
            <text:p>0,469636</text:p>
          </table:table-cell>
          <table:table-cell office:value-type="float" office:value="0.469702" calcext:value-type="float">
            <text:p>0,469702</text:p>
          </table:table-cell>
          <table:table-cell office:value-type="float" office:value="0.47044" calcext:value-type="float">
            <text:p>0,47044</text:p>
          </table:table-cell>
          <table:table-cell office:value-type="float" office:value="0.47065" calcext:value-type="float">
            <text:p>0,47065</text:p>
          </table:table-cell>
          <table:table-cell office:value-type="float" office:value="0.469858" calcext:value-type="float">
            <text:p>0,469858</text:p>
          </table:table-cell>
          <table:table-cell office:value-type="float" office:value="0.471569" calcext:value-type="float">
            <text:p>0,471569</text:p>
          </table:table-cell>
          <table:table-cell office:value-type="float" office:value="0.468929" calcext:value-type="float">
            <text:p>0,468929</text:p>
          </table:table-cell>
          <table:table-cell table:formula="of:=AVERAGE([.B79:.K79])" office:value-type="float" office:value="0.47197" calcext:value-type="float">
            <text:p>4,72E-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42248" calcext:value-type="float">
            <text:p>0,942248</text:p>
          </table:table-cell>
          <table:table-cell office:value-type="float" office:value="0.945191" calcext:value-type="float">
            <text:p>0,945191</text:p>
          </table:table-cell>
          <table:table-cell office:value-type="float" office:value="0.937727" calcext:value-type="float">
            <text:p>0,937727</text:p>
          </table:table-cell>
          <table:table-cell office:value-type="float" office:value="0.940791" calcext:value-type="float">
            <text:p>0,940791</text:p>
          </table:table-cell>
          <table:table-cell office:value-type="float" office:value="0.936286" calcext:value-type="float">
            <text:p>0,936286</text:p>
          </table:table-cell>
          <table:table-cell office:value-type="float" office:value="0.937574" calcext:value-type="float">
            <text:p>0,937574</text:p>
          </table:table-cell>
          <table:table-cell office:value-type="float" office:value="0.940495" calcext:value-type="float">
            <text:p>0,940495</text:p>
          </table:table-cell>
          <table:table-cell office:value-type="float" office:value="0.935626" calcext:value-type="float">
            <text:p>0,935626</text:p>
          </table:table-cell>
          <table:table-cell office:value-type="float" office:value="0.937354" calcext:value-type="float">
            <text:p>0,937354</text:p>
          </table:table-cell>
          <table:table-cell office:value-type="float" office:value="0.936282" calcext:value-type="float">
            <text:p>0,936282</text:p>
          </table:table-cell>
          <table:table-cell table:formula="of:=AVERAGE([.B80:.K80])" office:value-type="float" office:value="0.9389574" calcext:value-type="float">
            <text:p>9,39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9012" calcext:value-type="float">
            <text:p>1,89012</text:p>
          </table:table-cell>
          <table:table-cell office:value-type="float" office:value="1.8781" calcext:value-type="float">
            <text:p>1,8781</text:p>
          </table:table-cell>
          <table:table-cell office:value-type="float" office:value="1.87842" calcext:value-type="float">
            <text:p>1,87842</text:p>
          </table:table-cell>
          <table:table-cell office:value-type="float" office:value="1.87597" calcext:value-type="float">
            <text:p>1,87597</text:p>
          </table:table-cell>
          <table:table-cell office:value-type="float" office:value="1.87509" calcext:value-type="float">
            <text:p>1,87509</text:p>
          </table:table-cell>
          <table:table-cell office:value-type="float" office:value="1.87404" calcext:value-type="float">
            <text:p>1,87404</text:p>
          </table:table-cell>
          <table:table-cell office:value-type="float" office:value="1.88228" calcext:value-type="float">
            <text:p>1,88228</text:p>
          </table:table-cell>
          <table:table-cell office:value-type="float" office:value="1.88058" calcext:value-type="float">
            <text:p>1,88058</text:p>
          </table:table-cell>
          <table:table-cell office:value-type="float" office:value="1.87993" calcext:value-type="float">
            <text:p>1,87993</text:p>
          </table:table-cell>
          <table:table-cell office:value-type="float" office:value="1.87232" calcext:value-type="float">
            <text:p>1,87232</text:p>
          </table:table-cell>
          <table:table-cell table:formula="of:=AVERAGE([.B81:.K81])" office:value-type="float" office:value="1.878685" calcext:value-type="float">
            <text:p>1,88E+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78005" calcext:value-type="float">
            <text:p>3,78005</text:p>
          </table:table-cell>
          <table:table-cell office:value-type="float" office:value="3.75861" calcext:value-type="float">
            <text:p>3,75861</text:p>
          </table:table-cell>
          <table:table-cell office:value-type="float" office:value="3.75308" calcext:value-type="float">
            <text:p>3,75308</text:p>
          </table:table-cell>
          <table:table-cell office:value-type="float" office:value="3.74958" calcext:value-type="float">
            <text:p>3,74958</text:p>
          </table:table-cell>
          <table:table-cell office:value-type="float" office:value="3.75157" calcext:value-type="float">
            <text:p>3,75157</text:p>
          </table:table-cell>
          <table:table-cell office:value-type="float" office:value="3.74876" calcext:value-type="float">
            <text:p>3,74876</text:p>
          </table:table-cell>
          <table:table-cell office:value-type="float" office:value="3.74814" calcext:value-type="float">
            <text:p>3,74814</text:p>
          </table:table-cell>
          <table:table-cell office:value-type="float" office:value="3.74718" calcext:value-type="float">
            <text:p>3,74718</text:p>
          </table:table-cell>
          <table:table-cell office:value-type="float" office:value="3.75096" calcext:value-type="float">
            <text:p>3,75096</text:p>
          </table:table-cell>
          <table:table-cell office:value-type="float" office:value="3.75576" calcext:value-type="float">
            <text:p>3,75576</text:p>
          </table:table-cell>
          <table:table-cell table:formula="of:=AVERAGE([.B82:.K82])" office:value-type="float" office:value="3.754369" calcext:value-type="float">
            <text:p>3,75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7:58:32.306849574</meta:creation-date>
    <dc:date>2020-03-14T18:09:40.715149367</dc:date>
    <meta:editing-duration>PT28S</meta:editing-duration>
    <meta:editing-cycles>1</meta:editing-cycles>
    <meta:document-statistic meta:table-count="1" meta:cell-count="936" meta:object-count="0"/>
    <meta:generator>LibreOffice/6.2.8.2$Linux_X86_64 LibreOffice_project/20$Build-2</meta:generator>
  </office:meta>
</office:document-meta>
</file>